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494936" draw:fill-color="#b7b796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494936" draw:fill-color="#7a7a5a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494936" draw:fill-color="#c9c9b6" fo:padding-top="-0.05cm" fo:padding-bottom="-0.05cm" fo:padding-left="-0.05cm" fo:padding-right="-0.05cm"/>
    </style:style>
    <style:style style:name="gr4" style:family="graphic" style:parent-style-name="standard">
      <style:graphic-properties svg:stroke-width="0.03cm" svg:stroke-color="#ffffff" draw:fill="none" draw:fill-color="#ffffff" fo:padding-top="-0.035cm" fo:padding-bottom="-0.035cm" fo:padding-left="-0.035cm" fo:padding-right="-0.035cm"/>
    </style:style>
    <style:style style:name="gr5" style:family="graphic" style:parent-style-name="standard">
      <style:graphic-properties svg:stroke-width="0cm" svg:stroke-color="#000000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58cm" svg:y="-5cm"/>
          <draw:glue-point draw:id="5" svg:x="5cm" svg:y="-5cm"/>
          <draw:glue-point draw:id="6" svg:x="1.21cm" svg:y="-5cm"/>
          <draw:glue-point draw:id="7" svg:x="-5cm" svg:y="5cm"/>
          <draw:glue-point draw:id="8" svg:x="2.579cm" svg:y="5cm"/>
          <draw:glue-point draw:id="9" svg:x="-1.21cm" svg:y="5cm"/>
          <draw:glue-point draw:id="10" svg:x="-5cm" svg:y="-3.33cm"/>
          <draw:glue-point draw:id="11" svg:x="-5cm" svg:y="0.835cm"/>
          <draw:glue-point draw:id="12" svg:x="5cm" svg:y="3.33cm"/>
          <draw:glue-point draw:id="13" svg:x="5cm" svg:y="-0.835cm"/>
          <draw:glue-point draw:id="14" svg:x="0cm" svg:y="0cm"/>
          <draw:polygon draw:style-name="gr1" draw:layer="layout" svg:width="1.046cm" svg:height="1.666cm" svg:x="0cm" svg:y="0.334cm" svg:viewBox="0 0 1047 1667" draw:points="0,1667 1047,1667 1047,0 0,0">
            <text:p/>
          </draw:polygon>
          <draw:polygon draw:style-name="gr2" draw:layer="layout" svg:width="0.334cm" svg:height="1.999cm" svg:x="1.046cm" svg:y="0cm" svg:viewBox="0 0 335 2000" draw:points="0,333 0,2000 335,1666 335,0">
            <text:p/>
          </draw:polygon>
          <draw:polygon draw:style-name="gr3" draw:layer="layout" svg:width="1.38cm" svg:height="0.334cm" svg:x="0cm" svg:y="0cm" svg:viewBox="0 0 1381 335" draw:points="1381,0 334,0 0,335 1046,335">
            <text:p/>
          </draw:polygon>
          <draw:polyline draw:style-name="gr4" draw:layer="layout" svg:width="0.579cm" svg:height="0.234cm" svg:x="0.238cm" svg:y="0.59cm" svg:viewBox="0 0 580 235" draw:points="0,235 580,235 580,0 0,0 0,235">
            <text:p/>
          </draw:polyline>
          <draw:path draw:style-name="gr5" draw:layer="layout" svg:width="0.12cm" svg:height="0.12cm" svg:x="0.33cm" svg:y="0.643cm" svg:viewBox="0 0 121 121" svg:d="m121 60c0 34-27 61-61 61s-60-27-60-61 26-60 60-60 61 26 61 60z">
            <text:p/>
          </draw:path>
          <draw:path draw:style-name="gr4" draw:layer="layout" svg:width="0.12cm" svg:height="0.12cm" svg:x="0.33cm" svg:y="0.643cm" svg:viewBox="0 0 121 121" svg:d="m121 60c0 34-27 61-61 61s-60-27-60-61 26-60 60-60 61 26 61 60">
            <text:p/>
          </draw:path>
          <draw:path draw:style-name="gr5" draw:layer="layout" svg:width="0.12cm" svg:height="0.12cm" svg:x="0.592cm" svg:y="0.643cm" svg:viewBox="0 0 121 121" svg:d="m121 60c0 34-27 61-61 61s-60-27-60-61 26-60 60-60 61 26 61 60z">
            <text:p/>
          </draw:path>
          <draw:path draw:style-name="gr4" draw:layer="layout" svg:width="0.12cm" svg:height="0.12cm" svg:x="0.592cm" svg:y="0.643cm" svg:viewBox="0 0 121 121" svg:d="m121 60c0 34-27 61-61 61s-60-27-60-61 26-60 60-60 61 26 61 60">
            <text:p/>
          </draw:path>
          <draw:polyline draw:style-name="gr4" draw:layer="layout" svg:width="0.579cm" svg:height="0.234cm" svg:x="0.238cm" svg:y="0.998cm" svg:viewBox="0 0 580 235" draw:points="0,235 580,235 580,0 0,0 0,235">
            <text:p/>
          </draw:polyline>
          <draw:path draw:style-name="gr5" draw:layer="layout" svg:width="0.12cm" svg:height="0.12cm" svg:x="0.33cm" svg:y="1.051cm" svg:viewBox="0 0 121 121" svg:d="m121 60c0 34-27 61-61 61s-60-27-60-61 26-60 60-60 61 26 61 60z">
            <text:p/>
          </draw:path>
          <draw:path draw:style-name="gr4" draw:layer="layout" svg:width="0.12cm" svg:height="0.12cm" svg:x="0.33cm" svg:y="1.051cm" svg:viewBox="0 0 121 121" svg:d="m121 60c0 34-27 61-61 61s-60-27-60-61 26-60 60-60 61 26 61 60">
            <text:p/>
          </draw:path>
          <draw:path draw:style-name="gr5" draw:layer="layout" svg:width="0.12cm" svg:height="0.12cm" svg:x="0.592cm" svg:y="1.051cm" svg:viewBox="0 0 121 121" svg:d="m121 60c0 34-27 61-61 61s-60-27-60-61 26-60 60-60 61 26 61 60z">
            <text:p/>
          </draw:path>
          <draw:path draw:style-name="gr4" draw:layer="layout" svg:width="0.12cm" svg:height="0.12cm" svg:x="0.592cm" svg:y="1.051cm" svg:viewBox="0 0 121 121" svg:d="m121 60c0 34-27 61-61 61s-60-27-60-61 26-60 60-60 61 26 61 60">
            <text:p/>
          </draw:path>
          <draw:polyline draw:style-name="gr4" draw:layer="layout" svg:width="0.579cm" svg:height="0.234cm" svg:x="0.238cm" svg:y="1.406cm" svg:viewBox="0 0 580 235" draw:points="0,235 580,235 580,0 0,0 0,235">
            <text:p/>
          </draw:polyline>
          <draw:path draw:style-name="gr5" draw:layer="layout" svg:width="0.12cm" svg:height="0.12cm" svg:x="0.33cm" svg:y="1.458cm" svg:viewBox="0 0 121 121" svg:d="m121 60c0 34-27 61-61 61s-60-27-60-61 26-60 60-60 61 26 61 60z">
            <text:p/>
          </draw:path>
          <draw:path draw:style-name="gr4" draw:layer="layout" svg:width="0.12cm" svg:height="0.12cm" svg:x="0.33cm" svg:y="1.458cm" svg:viewBox="0 0 121 121" svg:d="m121 60c0 34-27 61-61 61s-60-27-60-61 26-60 60-60 61 26 61 60">
            <text:p/>
          </draw:path>
          <draw:path draw:style-name="gr5" draw:layer="layout" svg:width="0.12cm" svg:height="0.12cm" svg:x="0.592cm" svg:y="1.458cm" svg:viewBox="0 0 121 121" svg:d="m121 60c0 34-27 61-61 61s-60-27-60-61 26-60 60-60 61 26 61 60z">
            <text:p/>
          </draw:path>
          <draw:path draw:style-name="gr4" draw:layer="layout" svg:width="0.12cm" svg:height="0.12cm" svg:x="0.592cm" svg:y="1.458cm" svg:viewBox="0 0 121 121" svg:d="m121 60c0 34-27 61-61 61s-60-27-60-61 26-60 60-60 61 26 61 60">
            <text:p/>
          </draw:path>
          <draw:line draw:style-name="gr4" draw:layer="layout" svg:x1="0.384cm" svg:y1="0.642cm" svg:x2="0.647cm" svg:y2="0.642cm">
            <text:p/>
          </draw:line>
          <draw:line draw:style-name="gr4" draw:layer="layout" svg:x1="0.384cm" svg:y1="1.05cm" svg:x2="0.647cm" svg:y2="1.05cm">
            <text:p/>
          </draw:line>
          <draw:line draw:style-name="gr4" draw:layer="layout" svg:x1="0.384cm" svg:y1="1.458cm" svg:x2="0.647cm" svg:y2="1.4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ape array</dc:title>
    <meta:creation-date>2011-02-07T16:36:18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